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1aa38" officeooo:paragraph-rsid="0011aa38"/>
    </style:style>
    <style:style style:name="P2" style:family="paragraph" style:parent-style-name="Standard">
      <style:text-properties officeooo:rsid="00159e08" officeooo:paragraph-rsid="00159e08"/>
    </style:style>
    <style:style style:name="P3" style:family="paragraph" style:parent-style-name="Standard">
      <style:text-properties officeooo:paragraph-rsid="00159e08"/>
    </style:style>
    <style:style style:name="P4" style:family="paragraph" style:parent-style-name="Standard">
      <style:text-properties officeooo:rsid="001707b6" officeooo:paragraph-rsid="001707b6"/>
    </style:style>
    <style:style style:name="P5" style:family="paragraph" style:parent-style-name="Standard">
      <style:text-properties officeooo:rsid="001707b6" officeooo:paragraph-rsid="00171cb9"/>
    </style:style>
    <style:style style:name="T1" style:family="text">
      <style:text-properties officeooo:rsid="0013ead1"/>
    </style:style>
    <style:style style:name="T2" style:family="text">
      <style:text-properties officeooo:rsid="001737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<text:span text:style-name="T2">De acordo com a “calculadora” que temos montado nas aulas passadas</text:span>, criar um IF para verificar se o valor é maior que 10, caso seja, informar uma mensagem escolhida por você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7T13:48:39.122198488</meta:creation-date>
    <dc:date>2021-04-07T14:10:25.835082114</dc:date>
    <meta:editing-duration>PT20M42S</meta:editing-duration>
    <meta:editing-cycles>9</meta:editing-cycles>
    <meta:generator>LibreOffice/6.0.6.2$Linux_X86_64 LibreOffice_project/00m0$Build-2</meta:generator>
    <meta:document-statistic meta:table-count="0" meta:image-count="0" meta:object-count="0" meta:page-count="1" meta:paragraph-count="1" meta:word-count="31" meta:character-count="174" meta:non-whitespace-character-count="144"/>
  </office:meta>
</office:document-meta>
</file>